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5"/>
    <style:style style:name="P5" style:family="paragraph" style:parent-style-name="Text_20_body">
      <style:text-properties officeooo:paragraph-rsid="00091b23"/>
    </style:style>
    <style:style style:name="P6" style:family="paragraph" style:parent-style-name="Text_20_body">
      <style:text-properties officeooo:paragraph-rsid="000a77de"/>
    </style:style>
    <style:style style:name="P7" style:family="paragraph" style:parent-style-name="Text_20_body" style:list-style-name="L10">
      <style:paragraph-properties fo:line-height="100%"/>
      <style:text-properties officeooo:rsid="000bdc81" officeooo:paragraph-rsid="000bdc81"/>
    </style:style>
    <style:style style:name="P8" style:family="paragraph" style:parent-style-name="Text_20_body">
      <style:paragraph-properties fo:line-height="100%"/>
      <style:text-properties officeooo:paragraph-rsid="000a77de"/>
    </style:style>
    <style:style style:name="P9" style:family="paragraph" style:parent-style-name="Text_20_body" style:list-style-name="L1">
      <style:paragraph-properties fo:line-height="100%"/>
      <style:text-properties officeooo:paragraph-rsid="000a77de"/>
    </style:style>
    <style:style style:name="P10" style:family="paragraph" style:parent-style-name="Text_20_body" style:list-style-name="L8">
      <style:paragraph-properties fo:line-height="100%"/>
      <style:text-properties officeooo:paragraph-rsid="000a77de"/>
    </style:style>
    <style:style style:name="P11" style:family="paragraph" style:parent-style-name="Text_20_body" style:list-style-name="L9">
      <style:paragraph-properties fo:line-height="100%"/>
      <style:text-properties officeooo:paragraph-rsid="000a77de"/>
    </style:style>
    <style:style style:name="P12" style:family="paragraph" style:parent-style-name="Text_20_body" style:list-style-name="L7">
      <style:paragraph-properties fo:line-height="100%"/>
    </style:style>
    <style:style style:name="P13" style:family="paragraph" style:parent-style-name="Text_20_body" style:list-style-name="L1">
      <style:paragraph-properties fo:margin-top="0in" fo:margin-bottom="0in" loext:contextual-spacing="false"/>
      <style:text-properties officeooo:paragraph-rsid="00091b23"/>
    </style:style>
    <style:style style:name="P14" style:family="paragraph" style:parent-style-name="Text_20_body" style:list-style-name="L3">
      <style:paragraph-properties fo:margin-top="0in" fo:margin-bottom="0in" loext:contextual-spacing="false"/>
    </style:style>
    <style:style style:name="P15" style:family="paragraph" style:parent-style-name="Text_20_body" style:list-style-name="L7">
      <style:paragraph-properties fo:margin-top="0in" fo:margin-bottom="0in" loext:contextual-spacing="false"/>
    </style:style>
    <style:style style:name="P16" style:family="paragraph" style:parent-style-name="Text_20_body" style:list-style-name="L7">
      <style:paragraph-properties fo:margin-top="0in" fo:margin-bottom="0in" loext:contextual-spacing="false"/>
      <style:text-properties officeooo:rsid="000a77de" officeooo:paragraph-rsid="000a77de"/>
    </style:style>
    <style:style style:name="P17" style:family="paragraph" style:parent-style-name="Text_20_body">
      <style:paragraph-properties fo:margin-top="0in" fo:margin-bottom="0in" loext:contextual-spacing="false"/>
      <style:text-properties officeooo:rsid="000a77de" officeooo:paragraph-rsid="000a77de"/>
    </style:style>
    <style:style style:name="P18" style:family="paragraph" style:parent-style-name="Text_20_body" style:list-style-name="L11">
      <style:paragraph-properties fo:margin-top="0in" fo:margin-bottom="0in" loext:contextual-spacing="false" fo:line-height="100%"/>
      <style:text-properties officeooo:rsid="000a77de" officeooo:paragraph-rsid="000a77de"/>
    </style:style>
    <style:style style:name="P19" style:family="paragraph" style:parent-style-name="Text_20_body" style:list-style-name="L11">
      <style:paragraph-properties fo:margin-top="0in" fo:margin-bottom="0in" loext:contextual-spacing="false" fo:line-height="100%"/>
      <style:text-properties officeooo:rsid="000bdc81" officeooo:paragraph-rsid="000bdc81"/>
    </style:style>
    <style:style style:name="P20" style:family="paragraph" style:parent-style-name="Text_20_body" style:list-style-name="L11">
      <style:paragraph-properties fo:margin-top="0in" fo:margin-bottom="0in" loext:contextual-spacing="false" fo:line-height="100%"/>
      <style:text-properties officeooo:paragraph-rsid="000a77de"/>
    </style:style>
    <style:style style:name="P21" style:family="paragraph" style:parent-style-name="Text_20_body" style:list-style-name="L1">
      <style:paragraph-properties fo:margin-top="0in" fo:margin-bottom="0in" loext:contextual-spacing="false" fo:line-height="100%"/>
      <style:text-properties officeooo:paragraph-rsid="000a77de"/>
    </style:style>
    <style:style style:name="P22" style:family="paragraph" style:parent-style-name="Text_20_body" style:list-style-name="L9">
      <style:paragraph-properties fo:margin-top="0in" fo:margin-bottom="0in" loext:contextual-spacing="false" fo:line-height="100%"/>
      <style:text-properties officeooo:paragraph-rsid="000a77de"/>
    </style:style>
    <style:style style:name="P23" style:family="paragraph" style:parent-style-name="Heading_20_1">
      <style:text-properties style:font-name="Helvetica Neue" fo:font-size="13.1000003814697pt" officeooo:paragraph-rsid="00091b23"/>
    </style:style>
    <style:style style:name="P24" style:family="paragraph" style:parent-style-name="Heading_20_1">
      <style:paragraph-properties fo:break-before="page"/>
      <style:text-properties style:font-name="Helvetica Neue" fo:font-size="13.1000003814697pt" officeooo:paragraph-rsid="000a77de"/>
    </style:style>
    <style:style style:name="T1" style:family="text">
      <style:text-properties officeooo:rsid="00076529"/>
    </style:style>
    <style:style style:name="T2" style:family="text">
      <style:text-properties officeooo:rsid="00091b23"/>
    </style:style>
    <style:style style:name="T3" style:family="text">
      <style:text-properties officeooo:rsid="000a77de"/>
    </style:style>
    <style:style style:name="T4" style:family="text">
      <style:text-properties officeooo:rsid="000bdc81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">Node/JS Blockchain Developer</text:h>
      <text:p text:style-name="P5"/>
      <text:p text:style-name="P5">We’re looking for a sharp developer with solid experience in <text:span text:style-name="T1">server side TypeScript and/or </text:span>JavaScript and <text:span text:style-name="T1">Node js</text:span>. The ideal candidate will have a skill for tough puzzles, a talent for communicating complex ideas simply, and a <text:span text:style-name="T1">knack for figuring out loosely documented technology stacks</text:span>. If you’re interested in working <text:span text:style-name="T1">with crypto-currencies</text:span>, <text:span text:style-name="T1">and have solid Linux development skills</text:span>, we’d like to talk to you.</text:p>
      <text:p text:style-name="Text_20_body"><text:span text:style-name="T1">Digital Asset Custody Company</text:span> <text:span text:style-name="T1">(DACC) </text:span>is a <text:span text:style-name="T1">fully funded technology startup with committed clients developing crypto-currency custodian solutions for</text:span> the private fund industry. <text:s/>The platform <text:span text:style-name="T2">spans 120 different crypto-currencies</text:span>, so the problem solving is intense, and our fierce attention to both tech- and product-side details means a fantastic opportunity for developers to grow.</text:p>
      <text:p text:style-name="Text_20_body"/>
      <text:p text:style-name="Text_20_body">Responsibilities</text:p>
      <text:list xml:id="list3573942950515508840" text:style-name="L1">
        <text:list-item>
          <text:p text:style-name="P13">Collaborate on <text:span text:style-name="T2">the </text:span>development of new <text:span text:style-name="T2">crypto-currency solutions to safely store private keys</text:span></text:p>
        </text:list-item>
        <text:list-item>
          <text:p text:style-name="P1">Integrate with <text:span text:style-name="T2">various blockchain</text:span> <text:span text:style-name="T2">technologies to create, sign and broadcast crypto-currency transactions</text:span></text:p>
        </text:list-item>
      </text:list>
      <text:list xml:id="list4865276236169360762" text:style-name="L2">
        <text:list-item>
          <text:p text:style-name="P2">Participate directly in the complete SDLC, working closely with our product, QA, and <text:span text:style-name="T2">operations</text:span> teams</text:p>
        </text:list-item>
      </text:list>
      <text:list xml:id="list2853010248502348401" text:style-name="L3">
        <text:list-item>
          <text:p text:style-name="P14">Build smart internal tools to streamline platform development </text:p>
        </text:list-item>
        <text:list-item>
          <text:p text:style-name="P3">Learn and work with independence, join a newly formed dev team with decades of collective experience building best-in-class enterprise software</text:p>
          <text:p text:style-name="P3"/>
        </text:list-item>
      </text:list>
      <text:p text:style-name="Text_20_body">Skills &amp; Requirements</text:p>
      <text:list xml:id="list4954300823298716356" text:style-name="L5">
        <text:list-item>
          <text:p text:style-name="P4">Working experience with <text:span text:style-name="T3">TypeScipt / JavaScript in a Linux environment</text:span></text:p>
        </text:list-item>
      </text:list>
      <text:list xml:id="list2358649035290097801" text:style-name="L7">
        <text:list-item>
          <text:p text:style-name="P15">A solid <text:span text:style-name="T3">base in </text:span>C# or Java, with fluency in OO<text:span text:style-name="T3">P</text:span>. </text:p>
        </text:list-item>
        <text:list-item>
          <text:p text:style-name="P15">Good working MS SQL knowledge or NoSQL platforms (MongoDB, redis, etc.) </text:p>
        </text:list-item>
        <text:list-item>
          <text:p text:style-name="P16">Any experience with <text:s/><text:span text:style-name="T2">crypto-currency </text:span>a huge plus</text:p>
        </text:list-item>
      </text:list>
      <text:p text:style-name="P17"/>
      <text:h text:style-name="P24" text:outline-level="1"><text:span text:style-name="T3">C#/React JS Web</text:span> Developer</text:h>
      <text:p text:style-name="P6"/>
      <text:p text:style-name="P6">We’re looking for a sharp developer with solid experience in both client-side JavaScript and server-side <text:span text:style-name="T4">React JS &amp; </text:span>C#. The ideal candidate will have a skill for tough puzzles, a talent for communicating complex ideas simply, and a drive to meet high expectations with great software. If you’re interested in working on a large-scale n-tier web based application, but need a bigger challenge than the average enterprise experience can offer, we’d like to talk to you.</text:p>
      <text:p text:style-name="P6"><text:span text:style-name="T1">Digital Asset Custody Company</text:span> <text:span text:style-name="T1">(DACC) </text:span>is a <text:span text:style-name="T1">fully funded technology startup with committed clients developing crypto-currency custodian solutions for</text:span> the private fund industry. <text:s/>The platform <text:span text:style-name="T2">spans 120 different crypto-currencies</text:span>, so the problem solving is intense, and our fierce attention to both tech- and product-side details means a fantastic opportunity for developers to grow.</text:p>
      <text:p text:style-name="P6"/>
      <text:p text:style-name="P8">Responsibilities</text:p>
      <text:list xml:id="list143741884471999" text:continue-list="list3573942950515508840" text:style-name="L1">
        <text:list-item>
          <text:p text:style-name="P21">Collaborate on <text:span text:style-name="T2">the </text:span>development of new <text:span text:style-name="T4">features &amp; solutions in a transaction work flow system</text:span></text:p>
        </text:list-item>
        <text:list-item>
          <text:p text:style-name="P9">Integrate with <text:span text:style-name="T2">various blockchain</text:span> <text:span text:style-name="T2">technologies to link and import various transactions</text:span></text:p>
        </text:list-item>
      </text:list>
      <text:list xml:id="list3448029708228798360" text:style-name="L8">
        <text:list-item>
          <text:p text:style-name="P10">Participate directly in the complete SDLC, working closely with our product, QA, and <text:span text:style-name="T2">operations</text:span> teams</text:p>
        </text:list-item>
      </text:list>
      <text:list xml:id="list5984183237867917108" text:style-name="L9">
        <text:list-item>
          <text:p text:style-name="P22">Build smart internal tools to streamline platform development </text:p>
        </text:list-item>
        <text:list-item>
          <text:p text:style-name="P11">Learn and work with independence, join a newly formed dev team with decades of collective experience building best-in-class enterprise software</text:p>
          <text:p text:style-name="P11"/>
        </text:list-item>
      </text:list>
      <text:p text:style-name="P8">Skills &amp; Requirements</text:p>
      <text:list xml:id="list3623840655112961354" text:style-name="L10">
        <text:list-item>
          <text:p text:style-name="P7">Solid experience in ASP MVC using React JS &amp; C# using dot net core</text:p>
        </text:list-item>
        <text:list-item>
          <text:p text:style-name="P7">JavaScript / Bootstrap / jQuery / CSS / HTML</text:p>
        </text:list-item>
      </text:list>
      <text:list xml:id="list1671144189029920287" text:style-name="L11">
        <text:list-item>
          <text:p text:style-name="P19">Excellent OOP skills</text:p>
        </text:list-item>
        <text:list-item>
          <text:p text:style-name="P20">Good working MS SQL knowledge </text:p>
        </text:list-item>
        <text:list-item>
          <text:p text:style-name="P18">Any <text:span text:style-name="T4">Linux </text:span>experience a huge plus</text:p>
        </text:list-item>
      </text:list>
      <text:list xml:id="list143741054640595" text:continue-list="list2358649035290097801" text:style-name="L7">
        <text:list-header>
          <text:p text:style-name="P12"/>
        </text:list-header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1T13:55:03.562280171</meta:creation-date>
    <dc:date>2018-02-21T14:37:10.640404620</dc:date>
    <meta:editing-duration>PT11M36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2" meta:paragraph-count="32" meta:word-count="496" meta:character-count="3203" meta:non-whitespace-character-count="2750"/>
  </office:meta>
</office:document-meta>
</file>